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28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110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117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11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3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168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16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7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99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20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76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81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82" style:family="text">
      <style:text-properties fo:font-size="14.00pt" fo:font-weight="bold" fo:font-family="'Liberation Sans'" style:font-family-asian="'Liberation Sans'" style:font-family-complex="'Liberation Sans'" fo:background-color="transparent" fo:color="#808080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4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5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6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7.00pt" fo:margin-bottom="6.00pt"/>
    </style:style>
    <style:style style:name="P10" style:family="paragraph">
      <style:paragraph-properties fo:line-height="120.00%" fo:text-align="left" fo:margin-bottom="7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7.00pt" fo:margin-bottom="6.00pt"/>
    </style:style>
    <style:style style:name="P13" style:family="paragraph">
      <style:paragraph-properties fo:line-height="100.00%" fo:text-align="left" fo:margin-top="6.00pt" fo:margin-bottom="3.00pt"/>
    </style:style>
    <style:style style:name="P14" style:family="paragraph">
      <style:paragraph-properties fo:line-height="120.00%" fo:text-align="left" fo:margin-bottom="7.00pt"/>
    </style:style>
    <style:style style:name="P15" style:family="paragraph">
      <style:paragraph-properties fo:line-height="100.00%" fo:text-align="left" fo:margin-top="6.00pt" fo:margin-bottom="3.00pt"/>
    </style:style>
    <style:style style:name="P16" style:family="paragraph">
      <style:paragraph-properties fo:line-height="120.00%" fo:text-align="left" fo:margin-bottom="7.00pt"/>
    </style:style>
    <style:style style:name="P17" style:family="paragraph">
      <style:paragraph-properties fo:line-height="100.00%" fo:text-align="left" fo:margin-top="6.00pt" fo:margin-bottom="3.00pt"/>
    </style:style>
    <style:style style:name="P18" style:family="paragraph">
      <style:paragraph-properties fo:line-height="120.00%" fo:text-align="left" fo:margin-bottom="7.00pt"/>
    </style:style>
    <style:style style:name="P19" style:family="paragraph">
      <style:paragraph-properties fo:line-height="100.00%" fo:text-align="left" fo:margin-top="7.00pt" fo:margin-bottom="6.00pt"/>
    </style:style>
    <style:style style:name="P20" style:family="paragraph">
      <style:paragraph-properties fo:line-height="100.00%" fo:text-align="left" fo:margin-top="6.00pt" fo:margin-bottom="3.00pt"/>
    </style:style>
    <style:style style:name="P21" style:family="paragraph">
      <style:paragraph-properties fo:line-height="120.00%" fo:text-align="left" fo:margin-bottom="7.00pt"/>
    </style:style>
    <style:style style:name="P22" style:family="paragraph">
      <style:paragraph-properties fo:line-height="100.00%" fo:text-align="left" fo:margin-top="6.00pt" fo:margin-bottom="3.00pt"/>
    </style:style>
    <style:style style:name="P23" style:family="paragraph">
      <style:paragraph-properties fo:line-height="120.00%" fo:text-align="left" fo:margin-bottom="7.00pt"/>
    </style:style>
    <style:style style:name="P24" style:family="paragraph">
      <style:paragraph-properties fo:line-height="100.00%" fo:text-align="left" fo:margin-top="6.00pt" fo:margin-bottom="3.00pt"/>
    </style:style>
    <style:style style:name="P25" style:family="paragraph">
      <style:paragraph-properties fo:line-height="120.00%" fo:text-align="left" fo:margin-bottom="7.00pt"/>
    </style:style>
    <style:style style:name="P26" style:family="paragraph">
      <style:paragraph-properties fo:line-height="100.00%" fo:text-align="left" fo:margin-top="6.00pt" fo:margin-bottom="3.00pt"/>
    </style:style>
    <style:style style:name="P27" style:family="paragraph">
      <style:paragraph-properties fo:line-height="120.00%" fo:text-align="left" fo:margin-bottom="7.00pt"/>
    </style:style>
    <style:style style:name="P28" style:family="paragraph">
      <style:paragraph-properties fo:line-height="100.00%" fo:text-align="left" fo:margin-top="7.00pt" fo:margin-bottom="6.00pt"/>
    </style:style>
    <style:style style:name="P29" style:family="paragraph">
      <style:paragraph-properties fo:line-height="100.00%" fo:text-align="left" fo:margin-top="7.00pt" fo:margin-bottom="6.00pt"/>
    </style:style>
    <style:style style:name="P30" style:family="paragraph">
      <style:paragraph-properties fo:line-height="100.00%" fo:text-align="left" fo:margin-top="7.00pt" fo:margin-bottom="6.00pt"/>
    </style:style>
    <style:style style:name="P31" style:family="paragraph">
      <style:paragraph-properties fo:line-height="100.00%" fo:text-align="left" fo:margin-top="7.00pt" fo:margin-bottom="6.00pt"/>
    </style:style>
    <style:style style:name="P32" style:family="paragraph">
      <style:paragraph-properties fo:line-height="100.00%" fo:text-align="left" fo:margin-top="7.00pt" fo:margin-bottom="6.00pt"/>
    </style:style>
    <text:list-style style:name="L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" style:family="paragraph">
      <style:paragraph-properties fo:line-height="120.00%" fo:text-align="left" fo:margin-left="-18.00pt" fo:text-indent="18.00pt" fo:margin-bottom="7.00pt"/>
    </style:style>
  </office:automatic-styles>
  <office:body>
    <office:text>
      <text:p text:style-name="P1"><text:span text:style-name="T1">Memoria de práctica<text:s/></text:span><text:span text:style-name="T2">3<text:s/></text:span><text:span text:style-name="T3">MEDIDAS EN<text:s text:c="2"/>CORRIENTE ALTERNA Y MANEJO DE UN OSCILOSCOPIO</text:span><text:span text:style-name="T4"/></text:p>
      <text:p text:style-name="P1"><text:span text:style-name="T5"/></text:p>
      <text:p text:style-name="P1"><text:span text:style-name="T6">Autores:<text:s/></text:span><text:span text:style-name="T7"/></text:p>
      <text:p text:style-name="P1"><draw:frame text:anchor-type="as-char" svg:width="170.13mm" svg:height="100.81mm" style:rel-width="scale" style:rel-height="scale"><draw:object-ole xlink:href="OleObj1"/><draw:image xlink:href="ObjectReplacements/OleObj1"/></draw:frame><text:span text:style-name="T9">Alberto Gutiérrez Castro<text:s/></text:span><text:span text:style-name="T10"/></text:p>
      <text:p text:style-name="P1"><text:span text:style-name="T11">Blanca Cano Camarero<text:s/></text:span><text:span text:style-name="T12"/></text:p>
      <text:p text:style-name="P1"><text:span text:style-name="T13"/></text:p>
      <text:p text:style-name="P1"><text:span text:style-name="T14">Curso:<text:s/></text:span><text:span text:style-name="T15">1</text:span><text:span text:style-name="T16">º DGIIM<text:s/></text:span><text:span text:style-name="T17">2017-2018<text:s/></text:span><text:span text:style-name="T18"/></text:p>
      <text:p text:style-name="P1"><text:span text:style-name="T19">Fecha entrega:<text:s/></text:span><text:span text:style-name="T20">3</text:span><text:span text:style-name="T21">/</text:span><text:span text:style-name="T22">12</text:span><text:span text:style-name="T23">/</text:span><text:span text:style-name="T24">2017<text:s text:c="2"/></text:span><text:span text:style-name="T25"/></text:p>
      <text:p text:style-name="P1"><text:span text:style-name="T26"/></text:p>
      <text:p text:style-name="P2"><text:span text:style-name="T27">Índice de contenido</text:span><text:span text:style-name="T28"/></text:p>
      <text:p text:style-name="P3"><text:a xlink:href="#__RefHeading__141_1743439524"><text:span text:style-name="T30">Objetivos</text:span></text:a><text:span text:style-name="T31"><text:tab/></text:span><text:a xlink:href="#__RefHeading__141_1743439524"><text:span text:style-name="T33">3</text:span></text:a><text:span text:style-name="T34"/></text:p>
      <text:p text:style-name="P3"><text:a xlink:href="#__RefHeading__4_1308814418"><text:span text:style-name="T36">Fundamentos teóricos</text:span></text:a><text:span text:style-name="T37"><text:tab/></text:span><text:a xlink:href="#__RefHeading__4_1308814418"><text:span text:style-name="T39">3</text:span></text:a><text:span text:style-name="T40"/></text:p>
      <text:p text:style-name="P4"><text:a xlink:href="#__RefHeading__146_1743439524"><text:span text:style-name="T42">Circuito RC</text:span></text:a><text:span text:style-name="T43"><text:tab/></text:span><text:a xlink:href="#__RefHeading__146_1743439524"><text:span text:style-name="T45">3</text:span></text:a><text:span text:style-name="T46"/></text:p>
      <text:p text:style-name="P4"><text:a xlink:href="#__RefHeading__148_1743439524"><text:span text:style-name="T48">Filtro paso bajo de primer orden</text:span></text:a><text:span text:style-name="T49"><text:tab/></text:span><text:a xlink:href="#__RefHeading__148_1743439524"><text:span text:style-name="T51">3</text:span></text:a><text:span text:style-name="T52"/></text:p>
      <text:p text:style-name="P4"><text:a xlink:href="#__RefHeading__150_1743439524"><text:span text:style-name="T54">Diagrama de Bode</text:span></text:a><text:span text:style-name="T55"><text:tab/></text:span><text:a xlink:href="#__RefHeading__150_1743439524"><text:span text:style-name="T57">4</text:span></text:a><text:span text:style-name="T58"/></text:p>
      <text:p text:style-name="P5"><text:a xlink:href="#__RefHeading__6_1308814418"><text:span text:style-name="T60">Material</text:span></text:a><text:span text:style-name="T61"><text:tab/></text:span><text:a xlink:href="#__RefHeading__6_1308814418"><text:span text:style-name="T63">4</text:span></text:a><text:span text:style-name="T64"/></text:p>
      <text:p text:style-name="P6"><text:a xlink:href="#__RefHeading__152_1743439524"><text:span text:style-name="T66">Osciloscopio<text:s/></text:span><text:span text:style-name="T67">54622</text:span><text:span text:style-name="T68">A de Agilent</text:span></text:a><text:span text:style-name="T69"><text:tab/></text:span><text:a xlink:href="#__RefHeading__152_1743439524"><text:span text:style-name="T71">4</text:span></text:a><text:span text:style-name="T72"/></text:p>
      <text:p text:style-name="P6"><text:a xlink:href="#__RefHeading__154_1743439524"><text:span text:style-name="T74">Resistencia</text:span></text:a><text:span text:style-name="T75"><text:tab/></text:span><text:a xlink:href="#__RefHeading__154_1743439524"><text:span text:style-name="T77">5</text:span></text:a><text:span text:style-name="T78"/></text:p>
      <text:p text:style-name="P6"><text:a xlink:href="#__RefHeading__156_1743439524"><text:span text:style-name="T80">Condensador</text:span></text:a><text:span text:style-name="T81"><text:tab/></text:span><text:a xlink:href="#__RefHeading__156_1743439524"><text:span text:style-name="T83">5</text:span></text:a><text:span text:style-name="T84"/></text:p>
      <text:p text:style-name="P7"><text:a xlink:href="#__RefHeading__8_1308814418"><text:span text:style-name="T86">Desarrollo y resultados</text:span></text:a><text:span text:style-name="T87"><text:tab/></text:span><text:a xlink:href="#__RefHeading__8_1308814418"><text:span text:style-name="T89">5</text:span></text:a><text:span text:style-name="T90"/></text:p>
      <text:p text:style-name="P7"><text:a xlink:href="#__RefHeading__10_1308814418"><text:span text:style-name="T92">Discusión</text:span></text:a><text:span text:style-name="T93"><text:tab/></text:span><text:a xlink:href="#__RefHeading__10_1308814418"><text:span text:style-name="T95">5</text:span></text:a><text:span text:style-name="T96"/></text:p>
      <text:p text:style-name="P7"><text:a xlink:href="#__RefHeading__12_1308814418"><text:span text:style-name="T98">Conclusión</text:span></text:a><text:span text:style-name="T99"><text:tab/></text:span><text:a xlink:href="#__RefHeading__12_1308814418"><text:span text:style-name="T101">5</text:span></text:a><text:span text:style-name="T102"/></text:p>
      <text:p text:style-name="P7"><text:a xlink:href="#__RefHeading__144_1743439524"><text:span text:style-name="T104">Fuentes</text:span></text:a><text:span text:style-name="T105"><text:tab/></text:span><text:a xlink:href="#__RefHeading__144_1743439524"><text:span text:style-name="T107">5</text:span></text:a><text:span text:style-name="T108"/></text:p>
      <text:p text:style-name="P8"><text:span text:style-name="T108"/></text:p>
      <text:p text:style-name="P9"><text:span text:style-name="T109">Objetivos</text:span><text:span text:style-name="T110"/></text:p>
      <text:p text:style-name="P10"><text:span text:style-name="T111"><text:tab/></text:span><text:span text:style-name="T112">El objetivo de esta práctica era aprender sobre el manejo de un osciloscopio y estudiar un circuito RC en el dominio de la frecuencia a través de la medida de medida de los cambios de tensión de la señal<text:s text:c="2"/>de salida debidos a las variaciones de la señal de la frecuencia de entrada.</text:span><text:span text:style-name="T113"/></text:p>
      <text:p text:style-name="P11"><text:span text:style-name="T114">A partir de las medidas tomadas realizar el diagrama de Bode en amplitud de la función de transferencia que se obtiene al tomar la salida en el condensador del circuito RC.<text:s/></text:span><text:span text:style-name="T115"/></text:p>
      <text:p text:style-name="P12"><text:span text:style-name="T116">Fundamentos teóricos<text:s text:c="2"/></text:span><text:span text:style-name="T117"/></text:p>
      <text:p text:style-name="P13"><text:span text:style-name="T118">Circuito RC<text:s/></text:span><text:span text:style-name="T119"/></text:p>
      <text:p text:style-name="P14"><text:span text:style-name="T120">Los circuitos RC son circuitos eléctricos compuestos de resistencias y de condensadores, se utilizan<text:s text:c="2"/>como filtro de señales: paso alto, paso bajo... En estas prácticas estudiaremos el comportamiento de un filtro de paso bajo.</text:span><text:span text:style-name="T121"/></text:p>
      <text:p text:style-name="P15"><text:span text:style-name="T122">Filtro paso bajo de primer orden<text:s text:c="2"/></text:span><text:span text:style-name="T123"/></text:p>
      <text:p text:style-name="P16"><draw:frame text:anchor-type="as-char" svg:width="34.93mm" svg:height="19.84mm" style:rel-width="scale" style:rel-height="scale"><draw:object-ole xlink:href="OleObj2"/><draw:image xlink:href="ObjectReplacements/OleObj2"/></draw:frame><text:span text:style-name="T125"/></text:p>
      <text:p text:style-name="P16"><text:span text:style-name="T126">En la figura mostrada se presenta un filtro de paso bajo, véase que está constituido por un condensador una resistencia en serie.<text:s text:c="2"/></text:span><text:span text:style-name="T127"/></text:p>
      <text:p text:style-name="P16"><text:span text:style-name="T128">En base a las leyes de kirchof para corriente alterna:</text:span><text:span text:style-name="T129"/></text:p>
      <text:p text:style-name="P16"><text:span text:style-name="T130">La impedancia en asociación viene determinada por:<text:s text:c="2"/></text:span><text:span text:style-name="T131"/></text:p>
      <text:p text:style-name="P16"><draw:frame text:anchor-type="as-char" svg:width="112.18mm" svg:height="11.91mm" style:rel-width="scale" style:rel-height="scale"><draw:object-ole xlink:href="OleObj3"/><draw:image xlink:href="ObjectReplacements/OleObj3"/></draw:frame><text:span text:style-name="T133"/></text:p>
      <text:p text:style-name="P16"><text:span text:style-name="T134">El fasor que representa la corriente del circuito es:<text:s text:c="2"/></text:span><text:span text:style-name="T135"/></text:p>
      <text:p text:style-name="P16"><draw:frame text:anchor-type="as-char" svg:width="69.85mm" svg:height="15.35mm" style:rel-width="scale" style:rel-height="scale"><draw:object-ole xlink:href="OleObj4"/><draw:image xlink:href="ObjectReplacements/OleObj4"/></draw:frame><text:span text:style-name="T137">Siendo<text:s text:c="2"/></text:span><text:span text:style-name="T138">v(w)<text:s/></text:span><text:span text:style-name="T139">el fasor que representa la tensión de entrada, y el fasor que representa la caída de tensión en el condensador es<text:s text:c="3"/></text:span><text:span text:style-name="T140"/></text:p>
      <text:p text:style-name="P16"><draw:frame text:anchor-type="as-char" svg:width="74.61mm" svg:height="17.20mm" style:rel-width="scale" style:rel-height="scale"><draw:object-ole xlink:href="OleObj5"/><draw:image xlink:href="ObjectReplacements/OleObj5"/></draw:frame><text:span text:style-name="T142">La función de transferencia del circuito es:<text:s text:c="2"/></text:span><text:span text:style-name="T143"/></text:p>
      <text:p text:style-name="P16"><text:span text:style-name="T144"/></text:p>
      <text:p text:style-name="P17"><draw:frame text:anchor-type="as-char" svg:width="53.45mm" svg:height="19.05mm" style:rel-width="scale" style:rel-height="scale"><draw:object-ole xlink:href="OleObj6"/><draw:image xlink:href="ObjectReplacements/OleObj6"/></draw:frame><text:span text:style-name="T146">Diagrama de Bode<text:s text:c="2"/></text:span><text:span text:style-name="T147"/></text:p>
      <text:p text:style-name="P18"><text:span text:style-name="T148">Un diagrama de Bode es una representación gráfica que sirve para caracterizar la respuesta en frecuencia de un sistema.<text:s text:c="2"/>Es una herramienta muy utilizada en el análisis de circuitos en electrónica, siendo fundamental para el diseño y análisis de filtros y amplificadores.</text:span><text:span text:style-name="T149"/></text:p>
      <text:p text:style-name="P18"><text:span text:style-name="T150">En él se representa la fase de la función de transferencia en función de la frecuencia en escala logarítmica.<text:s/></text:span><text:span text:style-name="T151"/></text:p>
      <text:p text:style-name="P18"><text:span text:style-name="T152">Fórmula de obtención del módulo de la función de transferencia:</text:span><text:span text:style-name="T153"/></text:p>
      <text:p text:style-name="P18"><draw:frame text:anchor-type="as-char" svg:width="64.82mm" svg:height="17.73mm" style:rel-width="scale" style:rel-height="scale"><draw:object-ole xlink:href="OleObj7"/><draw:image xlink:href="ObjectReplacements/OleObj7"/></draw:frame><text:span text:style-name="T155">siendo<text:s/></text:span><text:span text:style-name="T156">ω _</text:span><text:span text:style-name="T157">0<text:s/></text:span><text:span text:style-name="T158">=<text:s/></text:span><text:span text:style-name="T159">1</text:span><text:span text:style-name="T160">/(RC) la frecuencia de corte del circuito. La funci</text:span><text:span text:style-name="T161">ón de transferencia en el diagrama de Bode se representa usando los decibelios, obteniéndose por consiguiente:<text:s/></text:span><text:span text:style-name="T162"/></text:p>
      <text:p text:style-name="P18"><text:span text:style-name="T163"/></text:p>
      <text:p text:style-name="P18"><text:span text:style-name="T164">Permite evaluar el desplazamiento en fase de una señal a la salida del sistema respecto a la entrada para una frecuencia determinada.</text:span><text:span text:style-name="T165"/></text:p>
      <text:p text:style-name="P19"><draw:frame text:anchor-type="as-char" svg:width="93.13mm" svg:height="22.75mm" style:rel-width="scale" style:rel-height="scale"><draw:object-ole xlink:href="OleObj8"/><draw:image xlink:href="ObjectReplacements/OleObj8"/></draw:frame><text:span text:style-name="T167">Material<text:s text:c="2"/></text:span><text:span text:style-name="T168"/></text:p>
      <text:p text:style-name="P20"><text:span text:style-name="T169">Osciloscopio<text:s/></text:span><text:span text:style-name="T170">54622</text:span><text:span text:style-name="T171">A de Agilent</text:span><text:span text:style-name="T172"/></text:p>
      <text:p text:style-name="P21"><text:span text:style-name="T173">Instrumento que sirve para medir voltajes entre los polos de sus terminales llamados sondas.</text:span><text:span text:style-name="T174"/></text:p>
      <text:p text:style-name="P21"><draw:frame text:anchor-type="as-char" svg:width="92.34mm" svg:height="49.74mm" style:rel-width="scale" style:rel-height="scale"><draw:object-ole xlink:href="OleObj9"/><draw:image xlink:href="ObjectReplacements/OleObj9"/></draw:frame><draw:frame text:anchor-type="as-char" svg:width="67.47mm" svg:height="34.13mm" style:rel-width="scale" style:rel-height="scale"><draw:object-ole xlink:href="OleObj10"/><draw:image xlink:href="ObjectReplacements/OleObj10"/></draw:frame><text:span text:style-name="T176"/></text:p>
      <text:p text:style-name="P21"><text:span text:style-name="T177">El osciloscopio se diferencia de otros elementos de medición en una pantalla para visualizar el voltaje medio o la<text:s text:c="2"/>tensión alterna o transitoria en función del tiempo (generalmente) .<text:s text:c="3"/></text:span><text:span text:style-name="T178"/></text:p>
      <text:p text:style-name="P21"><text:span text:style-name="T179">Este osciloscopio que usaremos posee dos canales con sus respectivas sondas;<text:s text:c="2"/>podemos visualizar y medir dos señales a la vez, así como visualizar algunas operaciones aritméticas sencillas entre ellas.</text:span><text:span text:style-name="T180"/></text:p>
      <text:p text:style-name="P22"><text:span text:style-name="T181">Resistencia<text:s text:c="2"/></text:span><text:span text:style-name="T182"/></text:p>
      <text:p text:style-name="P23"><text:span text:style-name="T183"><text:tab/></text:span><text:span text:style-name="T184">Resitencia experimental de<text:s/></text:span><text:span text:style-name="T185">988</text:span><text:span text:style-name="T186">Ω</text:span><text:span text:style-name="T187"><text:s/></text:span><text:span text:style-name="T188"/></text:p>
      <text:p text:style-name="P24"><text:span text:style-name="T189">Condensador<text:s text:c="2"/></text:span><text:span text:style-name="T190"/></text:p>
      <text:p text:style-name="P25"><text:span text:style-name="T191"><text:tab/></text:span><text:span text:style-name="T192">Medida experimental<text:s/></text:span><text:span text:style-name="T193">2,294</text:span><text:span text:style-name="T194">nF<text:s/></text:span><text:span text:style-name="T195"/></text:p>
      <text:p text:style-name="P26"><text:span text:style-name="T196">Generador de señales Agilent<text:s/></text:span><text:span text:style-name="T197">33220</text:span><text:span text:style-name="T198">A<text:s text:c="2"/></text:span><text:span text:style-name="T199"/></text:p>
      <text:p text:style-name="P27"><draw:frame text:anchor-type="as-char" svg:width="61.38mm" svg:height="32.01mm" style:rel-width="scale" style:rel-height="scale"><draw:object-ole xlink:href="OleObj11"/><draw:image xlink:href="ObjectReplacements/OleObj11"/></draw:frame><text:span text:style-name="T201">Es una fuente de tensión variable en el tiempo que proporciona señales de diferentes tipos</text:span><text:span text:style-name="T202"/></text:p>
      <text:p text:style-name="P27"><text:span text:style-name="T203"><text:s/>en el margen de frecuencias de<text:s/></text:span><text:span text:style-name="T204">1<text:s/></text:span><text:span text:style-name="T205">Hz a<text:s/></text:span><text:span text:style-name="T206">20<text:s/></text:span><text:span text:style-name="T207">MHz y con tensiones máximas de pico a pico</text:span><text:span text:style-name="T208"/></text:p>
      <text:p text:style-name="P27"><text:span text:style-name="T209">de<text:s/></text:span><text:span text:style-name="T210">20<text:s/></text:span><text:span text:style-name="T211">V en circuito abierto. Además permite sumar a la señal variable una tensión continua o tensión<text:s/></text:span><text:span text:style-name="T212">“</text:span><text:span text:style-name="T213">offset</text:span><text:span text:style-name="T214">”<text:s/></text:span><text:span text:style-name="T215">positiva o negativa. La impedancia de salida del generador es de<text:s/></text:span><text:span text:style-name="T216">50<text:s/></text:span><text:span text:style-name="T217">Ω.</text:span><text:span text:style-name="T218"/></text:p>
      <text:p text:style-name="P28"><text:span text:style-name="T219">Desarrollo y resultados</text:span><text:span text:style-name="T220"/></text:p>
      <text:p text:style-name="P28"><text:span text:style-name="T221">Nuestro trabajo del laboratorio consistía en las siguientes tres cuestiones:</text:span><text:span text:style-name="T222"/></text:p>
      <text:p text:style-name="P28"><text:span text:style-name="T223">1</text:span><text:span text:style-name="T224">. Mida los valores de los elementos usados en el circuito:</text:span><text:span text:style-name="T225"/></text:p>
      <text:p text:style-name="P28"><text:span text:style-name="T226">R=<text:s/></text:span><text:span text:style-name="T227">988</text:span><text:span text:style-name="T228">Ω</text:span><text:span text:style-name="T229"><text:s/></text:span><text:span text:style-name="T230"/></text:p>
      <text:p text:style-name="P28"><text:span text:style-name="T231">C=<text:s/></text:span><text:span text:style-name="T232">2,294</text:span><text:span text:style-name="T233">nF</text:span><text:span text:style-name="T234"/></text:p>
      <text:p text:style-name="P28"><text:span text:style-name="T235">2</text:span><text:span text:style-name="T236">. Calcule la frecuencia de corte teó</text:span><text:span text:style-name="T237">rica usando los valores anteriores:</text:span><text:span text:style-name="T238"/></text:p>
      <text:p text:style-name="P28"><text:span text:style-name="T239">f</text:span><text:span text:style-name="T240">0<text:s/></text:span><text:span text:style-name="T241">=<text:s/></text:span><text:span text:style-name="T242">7,022144685<text:s/></text:span><text:span text:style-name="T243">x<text:s/></text:span><text:span text:style-name="T244">10</text:span><text:span text:style-name="T245">^</text:span><text:span text:style-name="T246">4<text:s/></text:span><text:span text:style-name="T247">Hz</text:span><text:span text:style-name="T248"/></text:p>
      <text:p text:style-name="P28"><text:span text:style-name="T249">ω</text:span><text:span text:style-name="T250">0<text:s/></text:span><text:span text:style-name="T251">=</text:span><text:span text:style-name="T252"><text:s/></text:span><text:span text:style-name="T253">4,412143631<text:s/></text:span><text:span text:style-name="T254">x<text:s/></text:span><text:span text:style-name="T255">10</text:span><text:span text:style-name="T256">^</text:span><text:span text:style-name="T257">5<text:s/></text:span><text:span text:style-name="T258">rad/s.<text:s/></text:span><text:span text:style-name="T259"/></text:p>
      <text:p text:style-name="P28"><text:span text:style-name="T260">3</text:span><text:span text:style-name="T261">. Realice una tabla con los datos necesarios para realizar el diagrama</text:span><text:span text:style-name="T262"><text:s/></text:span><text:span text:style-name="T263">de Bode. Esta tabla debe de contar con los datos medidos de las frecuencias lineal (f) y angular (ω), la amplitud de la<text:s/></text:span><text:span text:style-name="T264">se</text:span><text:span text:style-name="T265">̃</text:span><text:span text:style-name="T266">nal de salida y la amplitud de la señal de entrada.</text:span><text:span text:style-name="T267"/></text:p>
      <text:p text:style-name="P28"><text:span text:style-name="T268">Estos han sido los datos registrados experimentalmente:</text:span><text:span text:style-name="T269"/></text:p>
      <text:p text:style-name="P29"><draw:frame text:anchor-type="as-char" svg:width="146.58mm" svg:height="80.70mm" style:rel-width="scale" style:rel-height="scale"><draw:object-ole xlink:href="OleObj12"/><draw:image xlink:href="ObjectReplacements/OleObj12"/></draw:frame><text:span text:style-name="T271"/></text:p>
      <text:p text:style-name="P30"><text:span text:style-name="T271"/></text:p>
      <text:p text:style-name="P30"><text:span text:style-name="T272"/></text:p>
      <text:p text:style-name="P31"><draw:frame text:anchor-type="as-char" svg:width="146.58mm" svg:height="82.55mm" style:rel-width="scale" style:rel-height="scale"><draw:object-ole xlink:href="OleObj13"/><draw:image xlink:href="ObjectReplacements/OleObj13"/></draw:frame><text:span text:style-name="T274"/></text:p>
      <text:p text:style-name="P32"><text:span text:style-name="T275">Discusión - Conclusión</text:span><text:span text:style-name="T276"/></text:p>
      <text:p text:style-name="P32"><text:span text:style-name="T277">Como se comprueba a simple vista, el diagrama de Bode se ajusta muy bien a la función que cabría esperar teóricamente. De hecho, el coeficiente de correlación es casi<text:s/></text:span><text:span text:style-name="T278">1<text:s/></text:span><text:span text:style-name="T279">y en consecuencia la línea de tendencia coincide prácticamente con las medidas tomadas.</text:span><text:span text:style-name="T280"/></text:p>
      <text:p text:style-name="P32"><text:span text:style-name="T281">Fuentes</text:span><text:span text:style-name="T282"/></text:p>
      <text:list text:style-name="L33">
        <text:list-item>
          <text:p text:style-name="P33"><text:span text:style-name="T283">Wikipedia</text:span><text:span text:style-name="T284"/></text:p>
        </text:list-item>
        <text:list-item>
          <text:p text:style-name="P33"><text:a xlink:href="https://es.wikipedia.org/wiki/Circuito_RC"><text:span text:style-name="T286">Circuitos RC</text:span></text:a><text:span text:style-name="T287"/></text:p>
        </text:list-item>
        <text:list-item>
          <text:p text:style-name="P33"><text:a xlink:href="https://es.wikipedia.org/wiki/Diagrama_de_Bode"><text:span text:style-name="T289">Diagrama de Bode</text:span></text:a><text:span text:style-name="T290"/></text:p>
        </text:list-item>
        <text:list-item>
          <text:p text:style-name="P33"><text:span text:style-name="T291">Apuntes de prácticas de la asignatura</text:span><text:span text:style-name="T29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